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skaydiaMono NF" svg:font-family="'CaskaydiaMono NF'"/>
    <style:font-face style:name="CaskaydiaMono NF1" svg:font-family="'CaskaydiaMono NF'"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Standard">
      <style:paragraph-properties fo:text-align="justify" style:justify-single-word="false"/>
      <style:text-properties style:font-name="CaskaydiaMono NF1" fo:font-size="12pt" fo:font-weight="normal" officeooo:rsid="001140de" officeooo:paragraph-rsid="0013bc07" style:font-size-asian="10.5pt" style:font-weight-asian="normal" style:font-size-complex="12pt" style:font-weight-complex="normal"/>
    </style:style>
    <style:style style:name="P2" style:family="paragraph" style:parent-style-name="Standard">
      <style:paragraph-properties fo:text-align="justify" style:justify-single-word="false"/>
      <style:text-properties style:font-name="CaskaydiaMono NF1" fo:font-size="12pt" fo:font-weight="normal" officeooo:rsid="0013ac4d" officeooo:paragraph-rsid="0013ac4d"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style:font-name="CaskaydiaMono NF1" fo:font-size="12pt" fo:font-weight="normal" officeooo:rsid="0013ac4d" officeooo:paragraph-rsid="0013bc07"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style:font-name="CaskaydiaMono NF1" fo:font-size="12pt" fo:font-weight="normal" officeooo:rsid="0018db4e" officeooo:paragraph-rsid="0018db4e"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style:font-name="CaskaydiaMono NF1" fo:font-size="12pt" fo:font-weight="normal" officeooo:rsid="001a9e20" officeooo:paragraph-rsid="001a9e20"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style:font-name="CaskaydiaMono NF1" fo:font-size="12pt" fo:font-weight="normal" officeooo:rsid="001bf138" officeooo:paragraph-rsid="001bf138"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font-name="CaskaydiaMono NF1" fo:font-size="12pt" fo:font-weight="normal" officeooo:rsid="001e77da" officeooo:paragraph-rsid="001e77da"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CaskaydiaMono NF1" fo:font-size="12pt" fo:font-weight="normal" officeooo:rsid="00232d25" officeooo:paragraph-rsid="00232d25"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font-name="CaskaydiaMono NF1" fo:font-size="12pt" fo:font-weight="normal" officeooo:rsid="0013ac4d" officeooo:paragraph-rsid="0013ac4d"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style:font-name="CaskaydiaMono NF1" fo:font-size="12pt" fo:font-weight="normal" officeooo:rsid="0013ac4d" officeooo:paragraph-rsid="0013bc07"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style:font-name="CaskaydiaMono NF1" fo:font-size="12pt" fo:font-weight="normal" officeooo:rsid="00160f60" officeooo:paragraph-rsid="00160f60"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style:font-name="CaskaydiaMono NF1" fo:font-size="12pt" fo:font-weight="normal" officeooo:rsid="001bf138" officeooo:paragraph-rsid="001bf138"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CaskaydiaMono NF1" fo:font-size="12pt" fo:font-weight="bold" officeooo:rsid="001e77da" officeooo:paragraph-rsid="001e77da" style:font-size-asian="10.5pt" style:font-weight-asian="bold" style:font-size-complex="12pt" style:font-weight-complex="bold"/>
    </style:style>
    <style:style style:name="P14" style:family="paragraph" style:parent-style-name="Standard">
      <style:paragraph-properties fo:text-align="justify" style:justify-single-word="false"/>
      <style:text-properties style:font-name="CaskaydiaMono NF1" fo:font-size="12pt" fo:font-weight="bold" officeooo:rsid="00232d25" officeooo:paragraph-rsid="00232d25" style:font-size-asian="10.5pt" style:font-weight-asian="bold" style:font-size-complex="12pt" style:font-weight-complex="bold"/>
    </style:style>
    <style:style style:name="P15" style:family="paragraph" style:parent-style-name="Standard">
      <style:paragraph-properties fo:text-align="justify" style:justify-single-word="false"/>
      <style:text-properties style:font-name="CaskaydiaMono NF1" fo:font-size="12pt" fo:font-weight="bold" officeooo:rsid="00249c9e" officeooo:paragraph-rsid="00249c9e" style:font-size-asian="10.5pt" style:font-weight-asian="bold" style:font-size-complex="12pt" style:font-weight-complex="bold"/>
    </style:style>
    <style:style style:name="P16" style:family="paragraph" style:parent-style-name="Standard">
      <style:paragraph-properties fo:text-align="justify" style:justify-single-word="false"/>
      <style:text-properties style:font-name="CaskaydiaMono NF1" fo:font-size="18pt" fo:font-weight="bold" officeooo:rsid="0013ac4d" officeooo:paragraph-rsid="0013ac4d" style:font-size-asian="15.75pt" style:font-weight-asian="bold" style:font-size-complex="18pt" style:font-weight-complex="bold"/>
    </style:style>
    <style:style style:name="P17" style:family="paragraph" style:parent-style-name="Standard">
      <style:paragraph-properties fo:text-align="justify" style:justify-single-word="false"/>
      <style:text-properties style:font-name="CaskaydiaMono NF1" fo:font-size="18pt" fo:font-weight="bold" officeooo:rsid="0013bc07" officeooo:paragraph-rsid="0013bc07" style:font-size-asian="15.75pt" style:font-weight-asian="bold" style:font-size-complex="18pt" style:font-weight-complex="bold"/>
    </style:style>
    <style:style style:name="P18" style:family="paragraph" style:parent-style-name="Standard">
      <style:paragraph-properties fo:text-align="justify" style:justify-single-word="false"/>
      <style:text-properties style:font-name="CaskaydiaMono NF1" fo:font-size="18pt" fo:font-weight="bold" officeooo:rsid="0013ac4d" officeooo:paragraph-rsid="0013ac4d" style:font-size-asian="18pt" style:font-weight-asian="bold" style:font-size-complex="18pt" style:font-weight-complex="bold"/>
    </style:style>
    <style:style style:name="P19" style:family="paragraph" style:parent-style-name="Standard">
      <style:paragraph-properties fo:text-align="justify" style:justify-single-word="false"/>
      <style:text-properties style:font-name="CaskaydiaMono NF1" fo:font-size="18pt" fo:font-weight="bold" officeooo:rsid="0018db4e" officeooo:paragraph-rsid="0018db4e" style:font-size-asian="18pt" style:font-weight-asian="bold" style:font-size-complex="18pt" style:font-weight-complex="bold"/>
    </style:style>
    <style:style style:name="P20" style:family="paragraph" style:parent-style-name="Standard">
      <style:paragraph-properties fo:text-align="justify" style:justify-single-word="false"/>
      <style:text-properties style:font-name="CaskaydiaMono NF1" fo:font-size="18pt" fo:font-weight="bold" officeooo:rsid="001a9e20" officeooo:paragraph-rsid="001a9e20" style:font-size-asian="18pt" style:font-weight-asian="bold" style:font-size-complex="18pt" style:font-weight-complex="bold"/>
    </style:style>
    <style:style style:name="P21" style:family="paragraph" style:parent-style-name="Standard">
      <style:paragraph-properties fo:text-align="center" style:justify-single-word="false"/>
      <style:text-properties style:use-window-font-color="true" loext:opacity="0%" style:font-name="CaskaydiaMono NF1" fo:font-size="24pt" fo:font-style="normal" officeooo:rsid="000dd732" officeooo:paragraph-rsid="000dd732" style:font-size-asian="21pt" style:font-style-asian="normal" style:font-size-complex="24pt" style:font-style-complex="normal"/>
    </style:style>
    <style:style style:name="P22" style:family="paragraph" style:parent-style-name="Standard">
      <style:paragraph-properties fo:text-align="justify" style:justify-single-word="false"/>
      <style:text-properties style:use-window-font-color="true" loext:opacity="0%" style:font-name="CaskaydiaMono NF1" fo:font-size="12pt" fo:font-style="normal" officeooo:rsid="000dd732" officeooo:paragraph-rsid="000dd732" style:font-size-asian="10.5pt" style:font-style-asian="normal" style:font-size-complex="12pt" style:font-style-complex="normal"/>
    </style:style>
    <style:style style:name="P23" style:family="paragraph" style:parent-style-name="Standard">
      <style:paragraph-properties fo:text-align="justify" style:justify-single-word="false"/>
      <style:text-properties style:use-window-font-color="true" loext:opacity="0%" style:font-name="CaskaydiaMono NF1" fo:font-size="12pt" fo:font-style="normal" fo:font-weight="normal" officeooo:rsid="000f4600" officeooo:paragraph-rsid="000f4600"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justify" style:justify-single-word="false"/>
      <style:text-properties style:use-window-font-color="true" loext:opacity="0%" style:font-name="CaskaydiaMono NF1" fo:font-size="12pt" fo:font-style="normal" fo:font-weight="normal" officeooo:rsid="001140de" officeooo:paragraph-rsid="001140de"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justify" style:justify-single-word="false"/>
      <style:text-properties style:use-window-font-color="true" loext:opacity="0%" style:font-name="CaskaydiaMono NF1" fo:font-size="18pt" fo:font-style="normal" fo:font-weight="bold" officeooo:rsid="000f4600" officeooo:paragraph-rsid="000f4600" style:font-size-asian="15.75pt" style:font-style-asian="normal" style:font-weight-asian="bold" style:font-size-complex="18pt" style:font-style-complex="normal" style:font-weight-complex="bold"/>
    </style:style>
    <style:style style:name="T1" style:family="text">
      <style:text-properties officeooo:rsid="000f4600"/>
    </style:style>
    <style:style style:name="T2" style:family="text">
      <style:text-properties officeooo:rsid="0012b749"/>
    </style:style>
    <style:style style:name="T3" style:family="text">
      <style:text-properties officeooo:rsid="0013bc07"/>
    </style:style>
    <style:style style:name="T4" style:family="text">
      <style:text-properties officeooo:rsid="001140de"/>
    </style:style>
    <style:style style:name="T5" style:family="text">
      <style:text-properties style:font-name="CaskaydiaMono NF" officeooo:rsid="0013bc07"/>
    </style:style>
    <style:style style:name="T6" style:family="text">
      <style:text-properties officeooo:rsid="001a9e20"/>
    </style:style>
    <style:style style:name="T7" style:family="text">
      <style:text-properties officeooo:rsid="001bf138"/>
    </style:style>
    <style:style style:name="T8" style:family="text">
      <style:text-properties style:text-position="sub 58%" officeooo:rsid="002026c3"/>
    </style:style>
    <style:style style:name="T9" style:family="text">
      <style:text-properties officeooo:rsid="002026c3"/>
    </style:style>
    <style:style style:name="T10" style:family="text">
      <style:text-properties officeooo:rsid="0023c35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Datastructures and Algorithms</text:p>
      <text:p text:style-name="P21"/>
      <text:p text:style-name="P22">They are basically tried and tested, the most efficient ways to store data <text:span text:style-name="T1">and perform operations.</text:span></text:p>
      <text:p text:style-name="P22"/>
      <text:p text:style-name="P25">Datatypes:</text:p>
      <text:p text:style-name="P25"/>
      <text:p text:style-name="P23">rules to allocate and read memory for storing values</text:p>
      <text:p text:style-name="P23"/>
      <text:p text:style-name="P25">Datastructures:</text:p>
      <text:p text:style-name="P25"/>
      <text:p text:style-name="P23">These define ways to store data such that the time and space complexity are optimised to the maximum extent. </text:p>
      <text:p text:style-name="P23"/>
      <text:p text:style-name="P24">Any datatstructure must have 3 basic operations: </text:p>
      <text:p text:style-name="P24">- Traversal</text:p>
      <text:p text:style-name="P24">- Insertion</text:p>
      <text:p text:style-name="P24">- Deletion</text:p>
      <text:p text:style-name="P24"/>
      <text:p text:style-name="P24">There are 3 ways to measure time complexity:</text:p>
      <text:p text:style-name="P24"/>
      <text:p text:style-name="P24">- Big-O notation (worst case)</text:p>
      <text:p text:style-name="P24">- Omega notation (best <text:s/>case)</text:p>
      <text:p text:style-name="P24">- Theta notation (mean <text:s/>case<text:span text:style-name="T2">)</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7"><text:soft-page-break/>Datastructures:</text:p>
      <text:p text:style-name="P10">The datastructure is a storage that is used to store and organise data. It is a way of arranging data on a computer system so that it can be accessed and updated efficiently. </text:p>
      <text:p text:style-name="P10"/>
      <text:p text:style-name="P18">Types of datastructures:</text:p>
      <text:p text:style-name="P9">|</text:p>
      <text:p text:style-name="P9">|→ Primitive Datastructures</text:p>
      <text:p text:style-name="P9">| <text:s/>|</text:p>
      <text:p text:style-name="P9">| <text:s/>|→ Int</text:p>
      <text:p text:style-name="P9">| <text:s/>|→ Float</text:p>
      <text:p text:style-name="P9">| <text:s/>|→ Char</text:p>
      <text:p text:style-name="P11">| <text:s/>|→ Long</text:p>
      <text:p text:style-name="P11">| <text:s/>|→ Double</text:p>
      <text:p text:style-name="P11">| <text:s/>|...</text:p>
      <text:p text:style-name="P9">|</text:p>
      <text:p text:style-name="P9">|→ Non-primitive</text:p>
      <text:p text:style-name="P9">| <text:s/>|</text:p>
      <text:p text:style-name="P9">| <text:s/>|→ Linear</text:p>
      <text:p text:style-name="P9">| <text:s/>| <text:s/>|</text:p>
      <text:p text:style-name="P9">| <text:s/>| <text:s/>|→ Static</text:p>
      <text:p text:style-name="P9">| <text:s/>| <text:s/>| <text:s/>|→ Arrays</text:p>
      <text:p text:style-name="P9">| <text:s/>| <text:s/>|</text:p>
      <text:p text:style-name="P9">| <text:s/>| <text:s/>|→ Dynamic</text:p>
      <text:p text:style-name="P9">| <text:s/>| <text:s/>| <text:s/>|</text:p>
      <text:p text:style-name="P9">| <text:s/>| <text:s/>| <text:s/>|→ Stacks</text:p>
      <text:p text:style-name="P9">| <text:s/>| <text:s/>| <text:s/>|→ Queues</text:p>
      <text:p text:style-name="P9">| <text:s/>| <text:s/>| <text:s/>|→ Linked Lists</text:p>
      <text:p text:style-name="P9">| <text:s/>|</text:p>
      <text:p text:style-name="P9">| <text:s/>|→ Non-Linear</text:p>
      <text:p text:style-name="P9">| <text:s/>| <text:s/>|</text:p>
      <text:p text:style-name="P9">| <text:s/>| <text:s/>|→ Trees</text:p>
      <text:p text:style-name="P9">| <text:s/>| <text:s/>|→ Graphs</text:p>
      <text:p text:style-name="P9"/>
      <text:p text:style-name="P16">Linear datastructures:</text:p>
      <text:p text:style-name="P2">datastructure in which data elements are arranged sequentially/linearly where each element is attached to it’s previous and next adjacent element is called a linear datastructure</text:p>
      <text:p text:style-name="P2"/>
      <text:p text:style-name="P2">- Static datastructure:</text:p>
      <text:p text:style-name="P2">Datastructure having fixed memory size (e.g. arrays) </text:p>
      <text:p text:style-name="P2"/>
      <text:p text:style-name="P2">- Dynamic datastructure:</text:p>
      <text:p text:style-name="P2">Size is not fixed. Can be updated at runtime. (e.g. Queues, Stacks, Linked lists) </text:p>
      <text:p text:style-name="P2"/>
      <text:p text:style-name="P18"><text:soft-page-break/>Non-Linear datastructures:</text:p>
      <text:p text:style-name="P2">Datastructure where data elements are not placed sequentially or linearly are called non-linear datastructures. We cannot traverse all the elements in a single round/iteration. </text:p>
      <text:p text:style-name="P2"/>
      <text:p text:style-name="P2">e.g. trees and graphs. </text:p>
      <text:p text:style-name="P2"/>
      <text:p text:style-name="P18">Characteristics of datastructures:</text:p>
      <text:p text:style-name="P2">- Correctness: </text:p>
      <text:p text:style-name="P2"><text:tab/>Datastructure implementation should implement it’s interface correctly. </text:p>
      <text:p text:style-name="P2"/>
      <text:p text:style-name="P2">- Time Complexity:</text:p>
      <text:p text:style-name="P2"><text:tab/>Running time/ execution time of operations of datastructures must be as small as possible. </text:p>
      <text:p text:style-name="P2"><text:tab/><text:span text:style-name="T3">Execution time bases: (repeated from introduction)</text:span></text:p>
      <text:p text:style-name="P3"><text:tab/><text:tab/><text:span text:style-name="T4">- Big-O notation (worst case) </text:span><text:span text:style-name="T3">O(?)</text:span></text:p>
      <text:p text:style-name="P1"><text:tab/><text:tab/>- Omega notation (best <text:s/>case) <text:span text:style-name="T3">Ω(?)</text:span></text:p>
      <text:p text:style-name="P1"><text:tab/><text:tab/>- Theta notation (mean <text:s/>case<text:span text:style-name="T2">) </text:span><text:span text:style-name="T5">Θ</text:span><text:span text:style-name="T3">(?)</text:span></text:p>
      <text:p text:style-name="P3"/>
      <text:p text:style-name="P2">- Space complexity:</text:p>
      <text:p text:style-name="P2"><text:tab/>Memory usage of a datastructure should be as minimum as possible.</text:p>
      <text:p text:style-name="P2"/>
      <text:p text:style-name="P19">Arrays and it’s operations:</text:p>
      <text:p text:style-name="P4">Arrays are defined as the collection of similar types of data items stored at contiguous memory locations. It is one of the simplest datastructure. Where each element can be randomly accessed in O(1) time by using it’s index number. </text:p>
      <text:p text:style-name="P4"/>
      <text:p text:style-name="P19">Properties of arrays:</text:p>
      <text:p text:style-name="P4">- each element in an array is of the same datatype and carries the same size.</text:p>
      <text:p text:style-name="P4">- elements are stored at contiguous memory locations from which the first element is stored at the smallest memory location.</text:p>
      <text:p text:style-name="P4">- elements of the array can be randomly accessed since we can calculate the address of each element of the array with the given base address and size of the data element.</text:p>
      <text:p text:style-name="P4"/>
      <text:p text:style-name="P19">Traversal:</text:p>
      <text:p text:style-name="P4">print all the array elements one-by-one.</text:p>
      <text:p text:style-name="P4"/>
      <text:p text:style-name="P4">- algorithm<text:span text:style-name="T7">**</text:span></text:p>
      <text:p text:style-name="P4">Here LA is a linear array with lower bound LB and upper bound UB. The algorithm traverses LA applying separate process to each element of L. </text:p>
      <text:p text:style-name="P4"/>
      <text:p text:style-name="P4">1. Set K:=LB</text:p>
      <text:p text:style-name="P4"><text:soft-page-break/>2. Repeat steps 3&amp; 4 while K&lt;=UB</text:p>
      <text:p text:style-name="P4">3. Apply PROCESS to LA[K]</text:p>
      <text:p text:style-name="P4">4. Set K := K+1</text:p>
      <text:p text:style-name="P4">5. Exit</text:p>
      <text:p text:style-name="P4"/>
      <text:p text:style-name="P19">Insertion:</text:p>
      <text:p text:style-name="P6">to insert an element at k position. </text:p>
      <text:p text:style-name="P4"/>
      <text:p text:style-name="P4">1. Set J = N-1</text:p>
      <text:p text:style-name="P4">2. Repeat steps 3 &amp; 4 while J &gt;= K</text:p>
      <text:p text:style-name="P4">3. <text:span text:style-name="T6">Set LA[J-1] = LA[J]</text:span></text:p>
      <text:p text:style-name="P5">4. Set J = J-1</text:p>
      <text:p text:style-name="P5">5. Set LA[K-1] = ITEM</text:p>
      <text:p text:style-name="P5">6. Set N = N+1</text:p>
      <text:p text:style-name="P5">7. exit</text:p>
      <text:p text:style-name="P5"/>
      <text:p text:style-name="P20">Deletion:</text:p>
      <text:p text:style-name="P12">to delete an element at k position</text:p>
      <text:p text:style-name="P20"/>
      <text:p text:style-name="P5">1. Set J = <text:span text:style-name="T7">K</text:span>-1</text:p>
      <text:p text:style-name="P5">2. <text:span text:style-name="T7">Repeat steps 3 &amp; 4 while J &lt; N</text:span></text:p>
      <text:p text:style-name="P6">3. Set LA [J] = LA[J-1]</text:p>
      <text:p text:style-name="P6">4. Set J = J+1</text:p>
      <text:p text:style-name="P6">5. Set N = N-1</text:p>
      <text:p text:style-name="P6">6. exit. </text:p>
      <text:p text:style-name="P4"/>
      <text:p text:style-name="P19">Sorting Techniques:</text:p>
      <text:p text:style-name="P4">- Bubble sort</text:p>
      <text:p text:style-name="P4"><text:s text:c="2"/>|→ keep checking neighbours, swap if incorrectly ordered</text:p>
      <text:p text:style-name="P4">- Insertion sort</text:p>
      <text:p text:style-name="P4"><text:s text:c="2"/>|→ keep inserting the correct value in the correct position starting from an empty array. </text:p>
      <text:p text:style-name="P4">- Selection sort</text:p>
      <text:p text:style-name="P4"><text:s text:c="2"/>|→ Select an element and put it in it’s correct location. </text:p>
      <text:p text:style-name="P4">- Merge sort</text:p>
      <text:p text:style-name="P4">- Quick sort</text:p>
      <text:p text:style-name="P2"/>
      <text:p text:style-name="P13">Searching algorithms: </text:p>
      <text:p text:style-name="P7">- Linear search</text:p>
      <text:p text:style-name="P7"><text:s text:c="2"/>|→ start from a random point and progress linearly till found. Follows O(n). </text:p>
      <text:p text:style-name="P7">- Binary search</text:p>
      <text:p text:style-name="P7"><text:s text:c="2"/>|→ start from the middle and narrow down from there, halving the dataset in each iteration/recursive call. Follows O(log<text:span text:style-name="T8">2</text:span>(n)). </text:p>
      <text:p text:style-name="P7"><text:s text:c="3"/><text:span text:style-name="T9">|→ Can only be applied on a sorted list. </text:span></text:p>
      <text:p text:style-name="P7"/>
      <text:p text:style-name="P7"><text:soft-page-break/></text:p>
      <text:p text:style-name="P14">Linear search: </text:p>
      <text:p text:style-name="P8">here data is a linear array. An item is a given item of information. This algorithm finds the location, LOC of item in data or return LOC = 0 if the search is unsuccessful. by travering through the array sequentially</text:p>
      <text:p text:style-name="P8"/>
      <text:p text:style-name="P8">algorithm: </text:p>
      <text:p text:style-name="P8">1. Set LOC = 0.</text:p>
      <text:p text:style-name="P8">2. Set ie = 1</text:p>
      <text:p text:style-name="P8">3. Repeat step 4 while I &lt;= N.</text:p>
      <text:p text:style-name="P8">4. if DATA[i] == ITEM</text:p>
      <text:p text:style-name="P8">5. Set LOC = I else set LOC = NULL.</text:p>
      <text:p text:style-name="P8">6. return LOC.</text:p>
      <text:p text:style-name="P8"/>
      <text:p text:style-name="P14">Binary search:</text:p>
      <text:p text:style-name="P8"/>
      <text:p text:style-name="P8">here data is a sorted array with lower bound LB and upper bound UB. Item is the given item of intel. BEG is beginning location. <text:span text:style-name="T10">END is end location and MID is the middle location. This algo finds LOC in the middle of the array or sets the location = NULL. </text:span></text:p>
      <text:p text:style-name="P8">algorithm:</text:p>
      <text:p text:style-name="P8">1. Set BEG = LB, END = UB, and MID = INT[(BEG+END)/2].</text:p>
      <text:p text:style-name="P8">2. Repeat steps 3 and 4 while BEG &lt;= END and DATA[MID] != ITEM.</text:p>
      <text:p text:style-name="P8">3. if ITEM &lt; DATA[MID] Set END = MID-1.</text:p>
      <text:p text:style-name="P8"><text:s text:c="3"/>Else set BEG = MID + 1. </text:p>
      <text:p text:style-name="P8">4. Set MID = INT[(BEG+END)/2].</text:p>
      <text:p text:style-name="P8">5. If DATA[MID] = ITEM then set LOC = MID</text:p>
      <text:p text:style-name="P8"><text:s text:c="3"/>else set LOC = NULL. </text:p>
      <text:p text:style-name="P8">6. Exit.</text:p>
      <text:p text:style-name="P8"/>
      <text:p text:style-name="P8"/>
      <text:p text:style-name="P15">Stack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skaydiaMono NF" svg:font-family="'CaskaydiaMono NF'"/>
    <style:font-face style:name="CaskaydiaMono NF1" svg:font-family="'CaskaydiaMono NF'"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fo:background-color="#000000" style:writing-mode="lr-tb" style:layout-grid-color="#c0c0c0" style:layout-grid-lines="20" style:layout-grid-base-height="0.278in" style:layout-grid-ruby-height="0.139in" style:layout-grid-mode="none" style:layout-grid-ruby-below="false" style:layout-grid-print="false" style:layout-grid-display="false" draw:fill="solid" draw:fill-color="#000000"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full" draw:fill-color="#000000"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2T13:31:35.819644902</meta:creation-date>
    <meta:editing-duration>PT6H15M47S</meta:editing-duration>
    <meta:editing-cycles>11</meta:editing-cycles>
    <meta:generator>LibreOffice/24.2.4.2$Linux_X86_64 LibreOffice_project/420$Build-2</meta:generator>
    <dc:date>2024-09-04T10:06:30.578704769</dc:date>
    <meta:document-statistic meta:table-count="0" meta:image-count="0" meta:object-count="0" meta:page-count="5" meta:paragraph-count="132" meta:word-count="914" meta:character-count="4950" meta:non-whitespace-character-count="4070"/>
  </office:meta>
</office:document-meta>
</file>